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217a85" officeooo:paragraph-rsid="00217a85" style:font-size-asian="12pt" style:font-size-complex="12pt"/>
    </style:style>
    <style:style style:name="P2" style:family="paragraph" style:parent-style-name="Standard">
      <style:text-properties fo:font-size="12pt" officeooo:rsid="00258378" officeooo:paragraph-rsid="00258378" style:font-size-asian="12pt" style:font-size-complex="12pt"/>
    </style:style>
    <style:style style:name="P3" style:family="paragraph" style:parent-style-name="Standard">
      <style:text-properties fo:font-size="12pt" officeooo:rsid="0028a42b" officeooo:paragraph-rsid="0028a42b" style:font-size-asian="12pt" style:font-size-complex="12pt"/>
    </style:style>
    <style:style style:name="P4" style:family="paragraph" style:parent-style-name="Standard">
      <style:text-properties fo:font-size="12pt" officeooo:rsid="002969eb" officeooo:paragraph-rsid="002969eb" style:font-size-asian="12pt" style:font-size-complex="12pt"/>
    </style:style>
    <style:style style:name="P5" style:family="paragraph" style:parent-style-name="Standard">
      <style:text-properties fo:font-size="12pt" officeooo:rsid="00333a75" officeooo:paragraph-rsid="00333a75" style:font-size-asian="12pt" style:font-size-complex="12pt"/>
    </style:style>
    <style:style style:name="P6" style:family="paragraph" style:parent-style-name="Standard">
      <style:text-properties fo:font-size="12pt" officeooo:rsid="00217a85" officeooo:paragraph-rsid="00217a85" style:font-size-asian="12pt" style:font-size-complex="12pt"/>
    </style:style>
    <style:style style:name="P7" style:family="paragraph" style:parent-style-name="Standard">
      <style:text-properties fo:font-size="12pt" officeooo:rsid="00217a85" officeooo:paragraph-rsid="0039c8f4" style:font-size-asian="12pt" style:font-size-complex="12pt"/>
    </style:style>
    <style:style style:name="P8" style:family="paragraph" style:parent-style-name="Standard">
      <style:text-properties fo:font-size="12pt" officeooo:rsid="00258378" officeooo:paragraph-rsid="00217a85" style:font-size-asian="12pt" style:font-size-complex="12pt"/>
    </style:style>
    <style:style style:name="P9" style:family="paragraph" style:parent-style-name="Standard">
      <style:text-properties fo:font-size="12pt" officeooo:rsid="00258378" officeooo:paragraph-rsid="00258378" style:font-size-asian="12pt" style:font-size-complex="12pt"/>
    </style:style>
    <style:style style:name="P10" style:family="paragraph" style:parent-style-name="Standard">
      <style:text-properties fo:font-size="12pt" officeooo:rsid="00258378" officeooo:paragraph-rsid="0038406c" style:font-size-asian="12pt" style:font-size-complex="12pt"/>
    </style:style>
    <style:style style:name="P11" style:family="paragraph" style:parent-style-name="Standard">
      <style:text-properties fo:font-size="12pt" officeooo:rsid="0028a42b" officeooo:paragraph-rsid="0028a42b" style:font-size-asian="12pt" style:font-size-complex="12pt"/>
    </style:style>
    <style:style style:name="P12" style:family="paragraph" style:parent-style-name="Standard">
      <style:text-properties fo:font-size="12pt" officeooo:rsid="0028a42b" officeooo:paragraph-rsid="003525c9" style:font-size-asian="12pt" style:font-size-complex="12pt"/>
    </style:style>
    <style:style style:name="P13" style:family="paragraph" style:parent-style-name="Standard">
      <style:text-properties fo:font-size="12pt" officeooo:rsid="0038406c" officeooo:paragraph-rsid="0038406c" style:font-size-asian="12pt" style:font-size-complex="12pt"/>
    </style:style>
    <style:style style:name="T1" style:family="text">
      <style:text-properties officeooo:rsid="0023c873"/>
    </style:style>
    <style:style style:name="T2" style:family="text">
      <style:text-properties fo:color="#0000ff"/>
    </style:style>
    <style:style style:name="T3" style:family="text">
      <style:text-properties fo:color="#0000ff" officeooo:rsid="00297f10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officeooo:rsid="002ceca5"/>
    </style:style>
    <style:style style:name="T6" style:family="text">
      <style:text-properties fo:color="#0000ff" officeooo:rsid="0026a91a"/>
    </style:style>
    <style:style style:name="T7" style:family="text">
      <style:text-properties fo:color="#0000ff" officeooo:rsid="003525c9"/>
    </style:style>
    <style:style style:name="T8" style:family="text">
      <style:text-properties fo:color="#0000ff" officeooo:rsid="003681c4"/>
    </style:style>
    <style:style style:name="T9" style:family="text">
      <style:text-properties fo:color="#0000ff" style:text-underline-styl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f6126"/>
    </style:style>
    <style:style style:name="T12" style:family="text">
      <style:text-properties style:text-line-through-style="none" style:text-line-through-type="none" officeooo:rsid="003139c6"/>
    </style:style>
    <style:style style:name="T13" style:family="text">
      <style:text-properties fo:color="#3333ff"/>
    </style:style>
    <style:style style:name="T14" style:family="text">
      <style:text-properties fo:color="#3333ff" officeooo:rsid="00333a75"/>
    </style:style>
    <style:style style:name="T15" style:family="text">
      <style:text-properties fo:color="#3333ff" officeooo:rsid="003525c9"/>
    </style:style>
    <style:style style:name="T16" style:family="text">
      <style:text-properties officeooo:rsid="003525c9"/>
    </style:style>
    <style:style style:name="T17" style:family="text">
      <style:text-properties officeooo:rsid="00333a75"/>
    </style:style>
    <style:style style:name="T18" style:family="text">
      <style:text-properties officeooo:rsid="003681c4"/>
    </style:style>
    <style:style style:name="T19" style:family="text">
      <style:text-properties officeooo:rsid="0038406c"/>
    </style:style>
    <style:style style:name="T20" style:family="text">
      <style:text-properties officeooo:rsid="00258378"/>
    </style:style>
    <style:style style:name="T21" style:family="text">
      <style:text-properties style:text-underline-style="none"/>
    </style:style>
    <style:style style:name="T22" style:family="text">
      <style:text-properties officeooo:rsid="003c1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ser:</text:p>
      <text:p text:style-name="P1"/>
      <text:p text:style-name="P1"><text:bookmark-start text:name="__DdeLink__142_143068914"/><text:bookmark-start text:name="__DdeLink__145_143068914"/>&lt;program&gt; : &lt;fact&gt; <text:span text:style-name="T16">{’,’ &lt;fact&gt;}</text:span> | &lt;fa<text:span text:style-name="T1">c</text:span>t&gt; <text:span text:style-name="T16">{’</text:span><text:span text:style-name="T7">,</text:span><text:span text:style-name="T16">’&lt;fact&gt;}</text:span> <text:s/>&lt;rule&gt; <text:span text:style-name="T16">{’</text:span><text:span text:style-name="T7">,</text:span><text:span text:style-name="T16">’&lt;rule&gt;}</text:span> <text:s/>;<text:bookmark-end text:name="__DdeLink__142_143068914"/></text:p>
      <text:p text:style-name="P1"/>
      <text:p text:style-name="P1">&lt;fact&gt; : &lt;<text:span text:style-name="T2">predicate</text:span>&gt; <text:s/>’<text:span text:style-name="T2">(</text:span>’ <text:s/><text:span text:style-name="T22">[</text:span>&lt;<text:span text:style-name="T6">literal</text:span>&gt;<text:span text:style-name="T16"> {’</text:span><text:span text:style-name="T7">,</text:span><text:span text:style-name="T16">’&lt;</text:span><text:span text:style-name="T7">literal</text:span><text:span text:style-name="T16">&gt;}]</text:span> <text:s/>’<text:span text:style-name="T2">)</text:span>’ ’<text:span text:style-name="T2">.</text:span>’ <text:s/>;</text:p>
      <text:p text:style-name="P8"/>
      <text:p text:style-name="P10">&lt;rule&gt; : &lt;<text:span text:style-name="T12">hlava</text:span>&gt; ’<text:span text:style-name="T2">:-</text:span>’ <text:s/><text:span text:style-name="T19">&lt;telo&gt;</text:span> ’<text:span text:style-name="T2">.</text:span>’ ;</text:p>
      <text:p text:style-name="P2"/>
      <text:p text:style-name="P13">&lt;telo&gt; : <text:span text:style-name="T20">&lt;atom&gt; {’</text:span><text:span text:style-name="T7">,</text:span><text:span text:style-name="T16">’&lt;atom&gt;}</text:span></text:p>
      <text:p text:style-name="P2"/>
      <text:p text:style-name="P5">&lt;hlava&gt; : &lt;<text:span text:style-name="T13">predicate</text:span>&gt; ’<text:span text:style-name="T13">(</text:span>’ <text:span text:style-name="T22">[</text:span>&lt;argument&gt; <text:span text:style-name="T16">{’</text:span><text:span text:style-name="T7">,</text:span><text:span text:style-name="T16">’&lt;argument&gt;}]</text:span> ’<text:span text:style-name="T13">)</text:span>’</text:p>
      <text:p text:style-name="P2"/>
      <text:p text:style-name="P12">&lt;atom&gt; : &lt;<text:span text:style-name="T2">predicate</text:span>&gt; <text:s/><text:span text:style-name="T17">’</text:span><text:span text:style-name="T14">(</text:span><text:span text:style-name="T17">’ [&lt;argument&gt;{’</text:span><text:span text:style-name="T7">,</text:span><text:span text:style-name="T16">’&lt;argument&gt;}] ’</text:span><text:span text:style-name="T15">)</text:span><text:span text:style-name="T16">’</text:span> <text:s/>| ’<text:span text:style-name="T2">/+’</text:span> &lt;atom&gt;</text:p>
      <text:p text:style-name="P3"/>
      <text:p text:style-name="P3">&lt;argument&gt; : &lt;<text:span text:style-name="T2">literal</text:span>&gt; | &lt;<text:span text:style-name="T2">variable</text:span>&gt; ;</text:p>
      <text:p text:style-name="P3"/>
      <text:p text:style-name="P4">tokens = {’<text:span text:style-name="T2">(</text:span>’, ’<text:span text:style-name="T2">)</text:span>’,<text:span text:style-name="T21"> ’</text:span><text:span text:style-name="T9">variable</text:span><text:span text:style-name="T21">’, ’</text:span><text:span text:style-name="T9">literal</text:span><text:span text:style-name="T21">’, ’</text:span><text:span text:style-name="T9">predicate</text:span><text:span text:style-name="T21">’,</text:span> ’<text:span text:style-name="T2">/+</text:span>’, ’<text:span text:style-name="T2">:-</text:span>’, ’<text:span text:style-name="T2">,</text:span>’ ’<text:span text:style-name="T2">.</text:span>’, ’<text:span text:style-name="T3">eof</text:span>’, ’<text:span text:style-name="T3">unknown</text:span>’, ’<text:span text:style-name="T5">=</text:span>’}</text:p>
      <text:p text:style-name="P7">// <text:span text:style-name="T18">pre nularne predikaty : <text:s/>&lt;</text:span><text:span text:style-name="T8">predicate</text:span><text:span text:style-name="T18">&gt; ’</text:span><text:span text:style-name="T8">(</text:span><text:span text:style-name="T18">’ ’</text:span><text:span text:style-name="T8">)</text:span><text:span text:style-name="T18">’ </text:span><text:bookmark-end text:name="__DdeLink__145_1430689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07:48:23.865438458</meta:creation-date>
    <meta:generator>LibreOffice/5.1.6.2$Linux_X86_64 LibreOffice_project/10m0$Build-2</meta:generator>
    <dc:date>2021-04-13T10:54:59.396021197</dc:date>
    <meta:editing-duration>PT1H42M18S</meta:editing-duration>
    <meta:editing-cycles>7</meta:editing-cycles>
    <meta:document-statistic meta:table-count="0" meta:image-count="0" meta:object-count="0" meta:page-count="1" meta:paragraph-count="10" meta:word-count="76" meta:character-count="523" meta:non-whitespace-character-count="446"/>
  </office:meta>
</office:document-meta>
</file>